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Palatino" svg:font-family="Palatino"/>
  </office:font-face-decls>
  <office:automatic-styles>
    <style:style style:name="P1" style:family="paragraph" style:parent-style-name="Standard">
      <style:paragraph-properties fo:margin-top="0.0194in"/>
      <style:text-properties style:font-name="Palatino" fo:font-size="11.0pt"/>
    </style:style>
    <style:style style:name="P2" style:family="paragraph" style:parent-style-name="Standard">
      <style:paragraph-properties fo:margin-top="0.0194in"/>
      <style:text-properties style:font-name="Palatino" fo:font-size="12.0pt"/>
    </style:style>
    <style:style style:name="P3" style:family="paragraph" style:parent-style-name="Standard">
      <style:paragraph-properties fo:margin-top="0.0194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Palatino" fo:font-size="11.0pt"/>
    </style:style>
    <style:style style:name="P4" style:family="paragraph" style:parent-style-name="Standard">
      <style:paragraph-properties fo:margin-top="0.0194in" fo:margin-left="0.2500in"/>
      <style:text-properties style:font-name="Palatino" fo:font-size="11.0pt"/>
    </style:style>
    <style:style style:name="P5" style:family="paragraph" style:parent-style-name="Standard">
      <style:paragraph-properties fo:margin-top="0.0194in"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Palatino" fo:font-size="11.0pt"/>
    </style:style>
    <style:style style:name="P6" style:family="paragraph" style:parent-style-name="Standard">
      <style:paragraph-properties fo:margin-top="0.0194in" fo:margin-left="1.5000in" fo:text-indent="-1.5000in">
        <style:tab-stops>
          <style:tab-stop style:position="1.1528in"/>
          <style:tab-stop style:position="1.5000in"/>
        </style:tab-stops>
      </style:paragraph-properties>
      <style:text-properties style:font-name="Palatino" fo:font-size="11.0pt"/>
    </style:style>
    <style:style style:name="P7" style:family="paragraph" style:parent-style-name="Standard">
      <style:paragraph-properties fo:margin-top="0.0194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Palatino" fo:font-size="11.0pt" fo:color="#000000"/>
    </style:style>
    <style:style style:name="P8" style:family="paragraph" style:parent-style-name="Standard">
      <style:paragraph-properties fo:margin-top="0.0194in"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Palatino" fo:font-size="11.0pt" fo:color="#000000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">
        <style:list-level-properties text:space-before="0.25in" text:min-label-width="0.25in"/>
      </text:list-level-style-bullet>
    </text:list-style>
    <text:list-style style:name="L2">
      <text:list-level-style-bullet text:level="1" text:bullet-char="">
        <style:list-level-properties text:space-before="0.25in" text:min-label-width="0.25in"/>
      </text:list-level-style-bullet>
      <text:list-level-style-bullet text:level="2" text:bullet-char="o">
        <style:list-level-properties text:space-before="0.50in" text:min-label-width="0.25in"/>
      </text:list-level-style-bullet>
      <text:list-level-style-bullet text:level="3" text:bullet-char="">
        <style:list-level-properties text:space-before="0.75in" text:min-label-width="0.25in"/>
      </text:list-level-style-bullet>
    </text:list-style>
    <text:list-style style:name="L3">
      <text:list-level-style-bullet text:level="1" text:bullet-char="">
        <style:list-level-properties text:space-before="0.25in" text:min-label-width="0.25in"/>
      </text:list-level-style-bullet>
      <text:list-level-style-bullet text:level="2" text:bullet-char="o">
        <style:list-level-properties text:space-before="0.50in" text:min-label-width="0.25in"/>
      </text:list-level-style-bullet>
    </text:list-style>
  </office:automatic-styles>
  <office:body>
    <office:text>
      <text:p text:style-name="P1"><text:span text:style-name="T1">Oracc Java client desiderata</text:span></text:p>
      <text:p text:style-name="P1">SJT and ER, July/November 2013</text:p>
      <text:p text:style-name="P2"/>
      <text:p text:style-name="P1"><text:span text:style-name="T1">UI Target Users</text:span></text:p>
      <text:list text:style-name="L1">
        <text:list-item>
          <text:p text:style-name="P3">individuals working on personal projects</text:p>
        </text:list-item>
        <text:list-item>
          <text:p text:style-name="P3">individuals working on managed projects</text:p>
        </text:list-item>
        <text:list-item>
          <text:p text:style-name="P3">Oracc project managers</text:p>
        </text:list-item>
      </text:list>
      <text:p text:style-name="P4"/>
      <text:p text:style-name="P1"><text:span text:style-name="T1">Background</text:span></text:p>
      <text:list text:style-name="L2">
        <text:list-item>
          <text:p text:style-name="P3">Users may maximally maintain the following on their local machine</text:p>
          <text:list>
            <text:list-item>
              <text:p text:style-name="P5">ATF files</text:p>
            </text:list-item>
            <text:list-item>
              <text:p text:style-name="P5">Glossaries</text:p>
            </text:list-item>
            <text:list-item>
              <text:p text:style-name="P5">Configuration files</text:p>
              <text:list>
                <text:list-item>
                  <text:p text:style-name="P6">config.xml</text:p>
                </text:list-item>
                <text:list-item>
                  <text:p text:style-name="P6">p3colours.txt</text:p>
                </text:list-item>
                <text:list-item>
                  <text:p text:style-name="P6">proxy.lst</text:p>
                </text:list-item>
                <text:list-item>
                  <text:p text:style-name="P6">other lists</text:p>
                </text:list-item>
              </text:list>
            </text:list-item>
            <text:list-item>
              <text:p text:style-name="P5">Web content</text:p>
              <text:list>
                <text:list-item>
                  <text:p text:style-name="P6">Esp sources</text:p>
                </text:list-item>
                <text:list-item>
                  <text:p text:style-name="P6">Images and downloads</text:p>
                </text:list-item>
              </text:list>
            </text:list-item>
          </text:list>
        </text:list-item>
        <text:list-item>
          <text:p text:style-name="P3">Editing of these files done locally and sources stored in github</text:p>
        </text:list-item>
        <text:list-item>
          <text:p text:style-name="P3">Building and publishing to web done remotely</text:p>
        </text:list-item>
        <text:list-item>
          <text:p text:style-name="P3">Remote calls done with XML-RPC</text:p>
          <text:list>
            <text:list-item>
              <text:p text:style-name="P5">Reference implementation available as standalone C program</text:p>
            </text:list-item>
            <text:list-item>
              <text:p text:style-name="P5">For app XML-RPC should be built in</text:p>
            </text:list-item>
          </text:list>
        </text:list-item>
        <text:list-item>
          <text:p text:style-name="P3">Should be github-aware</text:p>
          <text:list>
            <text:list-item>
              <text:p text:style-name="P5">Save to repo</text:p>
            </text:list-item>
          </text:list>
        </text:list-item>
      </text:list>
      <text:p text:style-name="P2"/>
      <text:p text:style-name="P1"><text:span text:style-name="T1">Phase 1: Editing with ATF checking</text:span></text:p>
      <text:list text:style-name="L2">
        <text:list-item>
          <text:p text:style-name="P7">edit atf and super-atf texts</text:p>
          <text:list>
            <text:list-item>
              <text:p text:style-name="P8">default to utf-8</text:p>
            </text:list-item>
            <text:list-item>
              <text:p text:style-name="P8">syntax colourisation</text:p>
            </text:list-item>
            <text:list-item>
              <text:p text:style-name="P8">bracket-checking</text:p>
            </text:list-item>
            <text:list-item>
              <text:p text:style-name="P8">built-in oracc keyboard with toggle</text:p>
            </text:list-item>
            <text:list-item>
              <text:p text:style-name="P5">show multiple views of text with independent scrolling</text:p>
            </text:list-item>
          </text:list>
        </text:list-item>
        <text:list-item>
          <text:p text:style-name="P3">integrated checking</text:p>
          <text:list>
            <text:list-item>
              <text:p text:style-name="P5">run checker remotely via network</text:p>
            </text:list-item>
            <text:list-item>
              <text:p text:style-name="P5">show results and jump to each line in turn</text:p>
            </text:list-item>
            <text:list-item>
              <text:p text:style-name="P5">sub-checks</text:p>
              <text:list>
                <text:list-item>
                  <text:p text:style-name="P6">links</text:p>
                </text:list-item>
                <text:list-item>
                  <text:p text:style-name="P6">dups</text:p>
                </text:list-item>
                <text:list-item>
                  <text:p text:style-name="P6">others to be added</text:p>
                </text:list-item>
              </text:list>
            </text:list-item>
          </text:list>
        </text:list-item>
        <text:list-item>
          <text:p text:style-name="P3">global exchange on groups of texts</text:p>
        </text:list-item>
      </text:list>
      <text:p text:style-name="P2"/>
      <text:p text:style-name="P1"><text:span text:style-name="T1">Phase 2a: Lemmatisation in the Editing environment</text:span></text:p>
      <text:list text:style-name="L1">
        <text:list-item>
          <text:p text:style-name="P3">run lemmatiser remotely via network</text:p>
        </text:list-item>
        <text:list-item>
          <text:p text:style-name="P3">replace current file with new lemmatisation</text:p>
        </text:list-item>
        <text:list-item>
          <text:p text:style-name="P3">remember location of cursor</text:p>
        </text:list-item>
        <text:list-item>
          <text:p text:style-name="P3">show/hide interlinear lemmatisation</text:p>
        </text:list-item>
        <text:list-item>
          <text:p text:style-name="P3">conditional global exchange on groups of texts—change lemm X to lemm Y when written form is Z</text:p>
        </text:list-item>
      </text:list>
      <text:p text:style-name="P2"/>
      <text:p text:style-name="P1"><text:span text:style-name="T1">Phase 2b: Glossary editing and management</text:span></text:p>
      <text:list text:style-name="L3">
        <text:list-item>
          <text:p text:style-name="P3">glossaries</text:p>
          <text:list>
            <text:list-item>
              <text:p text:style-name="P5">edit </text:p>
            </text:list-item>
            <text:list-item>
              <text:p text:style-name="P5">check remotely and review as in atf files</text:p>
            </text:list-item>
          </text:list>
        </text:list-item>
        <text:list-item>
          <text:p text:style-name="P3">harvest review</text:p>
          <text:list>
            <text:list-item>
              <text:p text:style-name="P5">run harvest analysis remotely via network</text:p>
            </text:list-item>
            <text:list-item>
              <text:p text:style-name="P5">highlight/flag lemmatisations which will add new information to glossary</text:p>
            </text:list-item>
          </text:list>
        </text:list-item>
        <text:list-item>
          <text:p text:style-name="P3">harvest then check *.new</text:p>
          <text:list>
            <text:list-item>
              <text:p text:style-name="P5">show current glossary in one window and .new in another to make this easier</text:p>
            </text:list-item>
          </text:list>
        </text:list-item>
        <text:list-item>
          <text:p text:style-name="P3">merge remotely and update local version of glossary if required</text:p>
        </text:list-item>
      </text:list>
      <text:p text:style-name="P2"/>
      <text:p text:style-name="P1"><text:span text:style-name="T1">Phase 3: Project management</text:span></text:p>
      <text:list text:style-name="L3">
        <text:list-item>
          <text:p text:style-name="P3">create personal projects on user machines</text:p>
          <text:list>
            <text:list-item>
              <text:p text:style-name="P5">manage config.xml using existing rnc-based documentation</text:p>
            </text:list-item>
            <text:list-item>
              <text:p text:style-name="P5">create Oracc project file structure</text:p>
            </text:list-item>
            <text:list-item>
              <text:p text:style-name="P5">build and install glossaries only</text:p>
            </text:list-item>
          </text:list>
        </text:list-item>
        <text:list-item>
          <text:p text:style-name="P3">projects</text:p>
          <text:list>
            <text:list-item>
              <text:p text:style-name="P5">build projects remotely and review error outputs</text:p>
            </text:list-item>
            <text:list-item>
              <text:p text:style-name="P5">publish projects to the oraxxen</text:p>
            </text:list-item>
            <text:list-item>
              <text:p text:style-name="P5">collect and display project statistics, including count lemmata</text:p>
            </text:list-item>
          </text:list>
        </text:list-item>
      </text:list>
      <text:p text:style-name="P1"/>
      <text:p text:style-name="P1"><text:span text:style-name="T1">Phase 4: Portal editing and management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3.16</meta:generator>
    <meta:initial-creator>Steve Tinney</meta:initial-creator>
  </office:meta>
</office:document-meta>
</file>